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4"><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5"><text:s text:c="5"/><text:span text:style-name="T25">A woman walked up to him and handed him a flower. “Peace.” She said holding up two fingers. </text:span></text:p>
      <text:p text:style-name="P5"><text:span text:style-name="T25"><text:s text:c="5"/>Russ held up two fingers in return, “Peace.”</text:span></text:p>
      <text:p text:style-name="P5"><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5"><text:s text:c="5"/><text:span text:style-name="T27">Russ stood up and watched two jets fly overhead. Where were they headed, he wondered. Jets just don’t fly over San Francisco everyday of the week. Not that he remembered. Were they on patrol or something?</text:span></text:p>
      <text:p text:style-name="P5"><text:s text:c="5"/><text:span text:style-name="T27">Walking to the nearest library, he saw protesters shouting. “Stop the war! Stop the killing! </text:span><text:span text:style-name="T28">Stop the violence!</text:span><text:span text:style-name="T27">”</text:span></text:p>
      <text:p text:style-name="P5"><text:s text:c="5"/><text:span text:style-name="T28">Stepping into the library, Russ headed to the newspaper section. He wanted to read up on what was going on.</text:span></text:p>
      <text:p text:style-name="P5"><text:s text:c="5"/><text:span text:style-name="T28">In this timeline Pearl Harbor never took place. The Japanese attacked China instead.</text:span></text:p>
      <text:p text:style-name="P5"><text:soft-page-break/><text:s text:c="5"/><text:span text:style-name="T28">Russ paused. In this timeline, he thought. Wow. Talk about something strange taking place. He continued to read.</text:span></text:p>
      <text:p text:style-name="P5"><text:s text:c="5"/><text:span text:style-name="T29">After an hour of reading the news, Russ became disinterested in it. He couldn’t have come to this time based on a coincidence. There had to be a reason for it.</text:span></text:p>
      <text:p text:style-name="P5"><text:s text:c="5"/><text:span text:style-name="T29">Cursed time crystal. Russ thought. There didn’t need to be a reason for this. </text:span><text:span text:style-name="T30">It just was.</text:span></text:p>
      <text:p text:style-name="P5"/>
      <text:p text:style-name="P6">Chapter Tw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19:50:42.126000000</dc:date>
    <meta:editing-cycles>33</meta:editing-cycles>
    <meta:generator>LibreOffice/7.4.1.2$Windows_X86_64 LibreOffice_project/3c58a8f3a960df8bc8fd77b461821e42c061c5f0</meta:generator>
    <meta:editing-duration>PT1H6M6S</meta:editing-duration>
    <meta:document-statistic meta:table-count="0" meta:image-count="0" meta:object-count="0" meta:page-count="5" meta:paragraph-count="45" meta:word-count="1155" meta:character-count="6468" meta:non-whitespace-character-count="5142"/>
  </office:meta>
</office:document-meta>
</file>